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880000012D014939C73.svm"/>
  <manifest:file-entry manifest:media-type="" manifest:full-path="Pictures/20000007000018CF000021499883358A.svm"/>
  <manifest:file-entry manifest:media-type="" manifest:full-path="Pictures/200000070000188000002835DEE17D6D.svm"/>
  <manifest:file-entry manifest:media-type="" manifest:full-path="Pictures/20000007000016F3000003BA7E6169FC.svm"/>
  <manifest:file-entry manifest:media-type="" manifest:full-path="Pictures/200000070000181600001DFA554AFC55.svm"/>
  <manifest:file-entry manifest:media-type="" manifest:full-path="Pictures/20000007000016890000235A72D3043C.svm"/>
  <manifest:file-entry manifest:media-type="" manifest:full-path="Pictures/200000070000196E00001492AED7D54B.svm"/>
  <manifest:file-entry manifest:media-type="" manifest:full-path="Pictures/200000070000191E00001A0D7CE64EC7.svm"/>
  <manifest:file-entry manifest:media-type="" manifest:full-path="Pictures/20000007000016540000281B08A2B23C.svm"/>
  <manifest:file-entry manifest:media-type="" manifest:full-path="Pictures/20000007000002CB000002626B418D4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>
      <style:paragraph-properties fo:text-align="end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******************************************************************************/</text:p>
      <text:p text:style-name="P2">/************************** Name:- Divesh Uttamchandani <text:s text:c="2"/>**************************/</text:p>
      <text:p text:style-name="P2">/************************** Class :- XII A <text:s text:c="30"/>**************************/</text:p>
      <text:p text:style-name="P2">/************************** Date <text:s/>:- 15 October 2014 <text:s text:c="12"/>**************************/</text:p>
      <text:p text:style-name="P2">/************************** Q-19):- Circular Queue <text:s text:c="14"/>**************************/</text:p>
      <text:p text:style-name="P1">/*******************************************************************************/</text:p>
      <text:p text:style-name="P1"/>
      <text:p text:style-name="P1"><text:s/>.-.-.-.-.-.-.-.-.-.-.-.-.-.-.-.-.-.-.-.Circular Queue1/ Without OOPS/ Statically.-.-.-.-.-.-.-.-.-.-.-.-.-.-.-.-.-.-.</text:p>
      <text:p text:style-name="P1">#include&lt;iostream.h&gt;</text:p>
      <text:p text:style-name="P1">#include&lt;conio.h&gt;</text:p>
      <text:p text:style-name="P1">#include&lt;ctype.h&gt;</text:p>
      <text:p text:style-name="P1">////////////////////////////////////////////////////////////////////////////////////////////////////////////////////////////////////////////////</text:p>
      <text:p text:style-name="P1">#define N 3<text:tab/><text:tab/><text:tab/><text:tab/><text:tab/><text:tab/><text:tab/> <text:s text:c="6"/>//n taken small to verfiy the working</text:p>
      <text:p text:style-name="P1">////////////////////////////////////////////////////////////////////////////////////////////////////////////////////////////////////////////////</text:p>
      <text:p text:style-name="P1">struct student</text:p>
      <text:p text:style-name="P1">{</text:p>
      <text:p text:style-name="P1"><text:s/>int roll;</text:p>
      <text:p text:style-name="P1">};</text:p>
      <text:p text:style-name="P1">////////////////////////////////////////////////////////////////////////////////////////////////////////////////////////////////////////////////</text:p>
      <text:p text:style-name="P1">int front=-1, rear=-1;</text:p>
      <text:p text:style-name="P1">student Q[N];</text:p>
      <text:p text:style-name="P1">////////////////////////////////////////////////////////////////////////////////////////////////////////////////////////////////////////////////</text:p>
      <text:p text:style-name="P1">void insert()</text:p>
      <text:p text:style-name="P1">{</text:p>
      <text:p text:style-name="P1"><text:s/>if(front==rear+1 || front==0 &amp;&amp; rear==N-1)</text:p>
      <text:p text:style-name="P1"><text:tab/>cout&lt;&lt;"\noverflow";</text:p>
      <text:p text:style-name="P1"><text:s/>else</text:p>
      <text:p text:style-name="P1"><text:s/>{</text:p>
      <text:p text:style-name="P1"><text:s/>if(front==-1)</text:p>
      <text:p text:style-name="P1"><text:tab/>front=rear=0;</text:p>
      <text:p text:style-name="P1"><text:s/>else</text:p>
      <text:p text:style-name="P1"><text:s text:c="7"/>{</text:p>
      <text:p text:style-name="P1"><text:tab/>rear++;</text:p>
      <text:p text:style-name="P1"><text:tab/>if(rear==N)</text:p>
      <text:p text:style-name="P1"><text:tab/> <text:s/>rear=0;</text:p>
      <text:p text:style-name="P1"><text:s text:c="7"/>}</text:p>
      <text:p text:style-name="P1"><text:s/>cout&lt;&lt;"Enter Roll:\t";<text:tab/> cin&gt;&gt;Q[rear].roll;</text:p>
      <text:p text:style-name="P1"><text:s/>}</text:p>
      <text:p text:style-name="P1">}</text:p>
      <text:p text:style-name="P1">////////////////////////////////////////////////////////////////////////////////////////////////////////////////////////////////////////////////</text:p>
      <text:p text:style-name="P1">void del()</text:p>
      <text:p text:style-name="P1">{</text:p>
      <text:p text:style-name="P1"><text:s/>if(front==-1)</text:p>
      <text:p text:style-name="P1"><text:tab/>cout&lt;&lt;"Underflow";</text:p>
      <text:p text:style-name="P1"><text:s/>else</text:p>
      <text:p text:style-name="P1"><text:s/>{</text:p>
      <text:p text:style-name="P1"><text:s text:c="2"/>{</text:p>
      <text:p text:style-name="P1"><text:s text:c="2"/>if(rear==front)</text:p>
      <text:p text:style-name="P1"><text:tab/>rear=front=-1;</text:p>
      <text:p text:style-name="P1"><text:s text:c="2"/>else</text:p>
      <text:p text:style-name="P1"><text:tab/>front++;</text:p>
      <text:p text:style-name="P1"><text:s text:c="2"/>}</text:p>
      <text:p text:style-name="P1"><text:soft-page-break/></text:p>
      <text:p text:style-name="P1"><text:s/>if(front==N)</text:p>
      <text:p text:style-name="P1"><text:s text:c="2"/>front=0;</text:p>
      <text:p text:style-name="P1"><text:s/>}</text:p>
      <text:p text:style-name="P1">}</text:p>
      <text:p text:style-name="P1">////////////////////////////////////////////////////////////////////////////////////////////////////////////////////////////////////////////////</text:p>
      <text:p text:style-name="P1">void display()</text:p>
      <text:p text:style-name="P1">{</text:p>
      <text:p text:style-name="P1"><text:s/>int i=0;</text:p>
      <text:p text:style-name="P1"/>
      <text:p text:style-name="P1"><text:s/>if(front==-1)</text:p>
      <text:p text:style-name="P1"><text:s text:c="2"/>cout&lt;&lt;"Underflow";</text:p>
      <text:p text:style-name="P1"/>
      <text:p text:style-name="P1"><text:s/>else</text:p>
      <text:p text:style-name="P1"><text:s/>{</text:p>
      <text:p text:style-name="P1"><text:s/>i=front;</text:p>
      <text:p text:style-name="P1"/>
      <text:p text:style-name="P1"><text:s/>while(i!=rear)</text:p>
      <text:p text:style-name="P1"><text:s text:c="2"/>{</text:p>
      <text:p text:style-name="P1"><text:s text:c="2"/>cout&lt;&lt;"\nRoll\t";</text:p>
      <text:p text:style-name="P1"><text:s text:c="2"/>cout&lt;&lt;Q[i].roll;</text:p>
      <text:p text:style-name="P1"><text:s text:c="2"/>i++;</text:p>
      <text:p text:style-name="P1"><text:s text:c="2"/>if(i==N)</text:p>
      <text:p text:style-name="P1"><text:s text:c="3"/>i=0;</text:p>
      <text:p text:style-name="P1"><text:s text:c="2"/>}</text:p>
      <text:p text:style-name="P1"><text:s text:c="2"/>cout&lt;&lt;"\nRoll\t";</text:p>
      <text:p text:style-name="P1"><text:s text:c="2"/>cout&lt;&lt;Q[rear].roll;</text:p>
      <text:p text:style-name="P1"><text:s/>}</text:p>
      <text:p text:style-name="P1">}</text:p>
      <text:p text:style-name="P1">////////////////////////////////////////////////////////////////////////////////////////////////////////////////////////////////////////////////</text:p>
      <text:p text:style-name="P1"/>
      <text:p text:style-name="P1">//**********************************Void Main()**********************************//</text:p>
      <text:p text:style-name="P1">void main()</text:p>
      <text:p text:style-name="P1">{</text:p>
      <text:p text:style-name="P1">clrscr();</text:p>
      <text:p text:style-name="P1">int ch;</text:p>
      <text:p text:style-name="P1"/>
      <text:p text:style-name="P1">do</text:p>
      <text:p text:style-name="P1"><text:s/>{</text:p>
      <text:p text:style-name="P1"><text:s text:c="2"/>cout&lt;&lt;"\n\tMain Menu:"</text:p>
      <text:p text:style-name="P1"><text:s text:c="6"/>&lt;&lt;"\n1)\tINSERT"</text:p>
      <text:p text:style-name="P1"><text:s text:c="6"/>&lt;&lt;"\n2)\tDELETE"</text:p>
      <text:p text:style-name="P1"><text:s text:c="6"/>&lt;&lt;"\n3)\tDISPLAY";</text:p>
      <text:p text:style-name="P1"><text:s text:c="2"/>cout&lt;&lt;"\n\nEnter Choice\t";<text:tab/>cin&gt;&gt;ch;</text:p>
      <text:p text:style-name="P1"><text:s text:c="3"/>switch(ch)</text:p>
      <text:p text:style-name="P1"><text:s text:c="4"/>{</text:p>
      <text:p text:style-name="P1"><text:s text:c="4"/>case 1:</text:p>
      <text:p text:style-name="P1"><text:tab/>insert();</text:p>
      <text:p text:style-name="P1"><text:tab/>break;</text:p>
      <text:p text:style-name="P1"><text:s text:c="4"/>case 2:</text:p>
      <text:p text:style-name="P1"><text:tab/>del();</text:p>
      <text:p text:style-name="P1"><text:tab/>break;</text:p>
      <text:p text:style-name="P1"><text:soft-page-break/><text:s text:c="4"/>case 3:</text:p>
      <text:p text:style-name="P1"><text:tab/>display();</text:p>
      <text:p text:style-name="P1"><text:tab/>break;</text:p>
      <text:p text:style-name="P1"><text:s text:c="4"/>default:</text:p>
      <text:p text:style-name="P1"><text:tab/>cout&lt;&lt;"Invalid Choice";</text:p>
      <text:p text:style-name="P1"><text:s text:c="4"/>}</text:p>
      <text:p text:style-name="P1"><text:s text:c="2"/>cout&lt;&lt;"\nPress Y to continue:\t";</text:p>
      <text:p text:style-name="P1"><text:s/>}while(toupper(getche())=='Y');</text:p>
      <text:p text:style-name="P1">}</text:p>
      <text:p text:style-name="P1">//**********************************End Of Main*********************************//</text:p>
      <text:p text:style-name="P1"/>
      <text:p text:style-name="P1"/>
      <text:p text:style-name="P3">OUTPUT 1</text:p>
      <text:p text:style-name="P3"><draw:frame draw:style-name="fr1" draw:name="graphics1" text:anchor-type="paragraph" svg:x="5.63cm" svg:y="0.349cm" svg:width="6.301cm" svg:height="10.291cm" draw:z-index="0"><draw:image xlink:href="Pictures/200000070000188000002835DEE17D6D.svm" xlink:type="simple" xlink:show="embed" xlink:actuate="onLoad"/></draw:frame><draw:frame draw:style-name="fr1" draw:name="graphics2" text:anchor-type="paragraph" svg:x="5.63cm" svg:y="10.209cm" svg:width="6.301cm" svg:height="5.271cm" draw:z-index="1"><draw:image xlink:href="Pictures/200000070000196E00001492AED7D54B.svm" xlink:type="simple" xlink:show="embed" xlink:actuate="onLoad"/></draw:frame><draw:frame draw:style-name="fr1" draw:name="graphics3" text:anchor-type="paragraph" svg:x="5.63cm" svg:y="15cm" svg:width="6.301cm" svg:height="0.951cm" draw:z-index="2"><draw:image xlink:href="Pictures/20000007000016F3000003BA7E6169FC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4">Please Turn Over...</text:p>
      <text:p text:style-name="P3"><text:soft-page-break/></text:p>
      <text:p text:style-name="P3"><draw:frame draw:style-name="fr2" draw:name="graphics4" text:anchor-type="paragraph" svg:width="6.167cm" svg:height="7.675cm" draw:z-index="3"><draw:image xlink:href="Pictures/200000070000181600001DFA554AFC55.svm" xlink:type="simple" xlink:show="embed" xlink:actuate="onLoad"/></draw:frame><draw:frame draw:style-name="fr1" draw:name="graphics6" text:anchor-type="paragraph" svg:x="10.142cm" svg:y="7.064cm" svg:width="0.714cm" svg:height="0.61cm" draw:z-index="5"><draw:image xlink:href="Pictures/20000007000002CB000002626B418D4D.svm" xlink:type="simple" xlink:show="embed" xlink:actuate="onLoad"/></draw:frame></text:p>
      <text:p text:style-name="P3"><draw:frame draw:style-name="fr2" draw:name="graphics5" text:anchor-type="paragraph" svg:width="6.219cm" svg:height="8.521cm" draw:z-index="4"><draw:image xlink:href="Pictures/20000007000018CF000021499883358A.svm" xlink:type="simple" xlink:show="embed" xlink:actuate="onLoad"/></draw:frame></text:p>
      <text:p text:style-name="P1"/>
      <text:p text:style-name="P1"/>
      <text:p text:style-name="P1"/>
      <text:p text:style-name="P1"/>
      <text:p text:style-name="P1">-.-.-.-.-.-.-.-.-.-.-.-.-.-.-.-.-.-.-.- <text:s/>Circular Queue2/ With OOPS/ Statically <text:s/>-.-.-.-.-.-.-.-.-.-.-.-.-.-.-.-.-.-.-.-</text:p>
      <text:p text:style-name="P1">#include&lt;iostream.h&gt;</text:p>
      <text:p text:style-name="P1">#include&lt;conio.h&gt;</text:p>
      <text:p text:style-name="P1">#include&lt;ctype.h&gt;</text:p>
      <text:p text:style-name="P1">////////////////////////////////////////////////////////////////////////////////////////////////////////////////////////////////////////////////</text:p>
      <text:p text:style-name="P1">#define N 3 <text:tab/><text:tab/><text:tab/><text:tab/><text:tab/><text:tab/><text:tab/> <text:s text:c="6"/>//n taken small to verfiy the working</text:p>
      <text:p text:style-name="P1">////////////////////////////////////////////////////////////////////////////////////////////////////////////////////////////////////////////////</text:p>
      <text:p text:style-name="P1">struct student</text:p>
      <text:p text:style-name="P1">{</text:p>
      <text:p text:style-name="P1"><text:s/>int roll;</text:p>
      <text:p text:style-name="P1">};</text:p>
      <text:p text:style-name="P1">////////////////////////////////////////////////////////////////////////////////////////////////////////////////////////////////////////////////</text:p>
      <text:p text:style-name="P1"><text:soft-page-break/>////////////////////////////////////////////////////////////////////////////////////////////////////////////////////////////////////////////////</text:p>
      <text:p text:style-name="P1">class cqueue</text:p>
      <text:p text:style-name="P1">{</text:p>
      <text:p text:style-name="P1">int front,rear;</text:p>
      <text:p text:style-name="P1">student Q[N];</text:p>
      <text:p text:style-name="P1"/>
      <text:p text:style-name="P1">public:</text:p>
      <text:p text:style-name="P1">cqueue()</text:p>
      <text:p text:style-name="P1">{</text:p>
      <text:p text:style-name="P1"><text:s/>front=rear=-1;</text:p>
      <text:p text:style-name="P1">}</text:p>
      <text:p text:style-name="P1"/>
      <text:p text:style-name="P1">~cqueue()</text:p>
      <text:p text:style-name="P1">{</text:p>
      <text:p text:style-name="P1"><text:s/>front=rear=-1;</text:p>
      <text:p text:style-name="P1">}</text:p>
      <text:p text:style-name="P1">////////////////////////////////////////////////////////////////////////////////////////////////////////////////////////////////////////////////</text:p>
      <text:p text:style-name="P1">void insert()</text:p>
      <text:p text:style-name="P1">{</text:p>
      <text:p text:style-name="P1"><text:s/>if(front==rear+1 || front==0 &amp;&amp; rear==N-1)</text:p>
      <text:p text:style-name="P1"><text:tab/>cout&lt;&lt;"\noverflow";</text:p>
      <text:p text:style-name="P1"><text:s/>else</text:p>
      <text:p text:style-name="P1"><text:s/>{</text:p>
      <text:p text:style-name="P1"><text:s/>if(front==-1)</text:p>
      <text:p text:style-name="P1"><text:tab/>front=rear=0;</text:p>
      <text:p text:style-name="P1"><text:s/>else</text:p>
      <text:p text:style-name="P1"><text:s text:c="7"/>{</text:p>
      <text:p text:style-name="P1"><text:tab/>rear++;</text:p>
      <text:p text:style-name="P1"><text:tab/>if(rear==N)</text:p>
      <text:p text:style-name="P1"><text:tab/> <text:s/>rear=0;</text:p>
      <text:p text:style-name="P1"><text:s text:c="7"/>}</text:p>
      <text:p text:style-name="P1"><text:s/>cout&lt;&lt;"Enter Roll:\t";<text:tab/> cin&gt;&gt;Q[rear].roll;</text:p>
      <text:p text:style-name="P1"><text:s/>}</text:p>
      <text:p text:style-name="P1">}</text:p>
      <text:p text:style-name="P1">////////////////////////////////////////////////////////////////////////////////////////////////////////////////////////////////////////////////</text:p>
      <text:p text:style-name="P1">void del()</text:p>
      <text:p text:style-name="P1">{</text:p>
      <text:p text:style-name="P1"><text:s/>if(front==-1)</text:p>
      <text:p text:style-name="P1"><text:tab/>cout&lt;&lt;"Underflow";</text:p>
      <text:p text:style-name="P1"><text:s/>else</text:p>
      <text:p text:style-name="P1"><text:s/>{</text:p>
      <text:p text:style-name="P1"><text:s text:c="2"/>{</text:p>
      <text:p text:style-name="P1"><text:s text:c="2"/>if(rear==front)</text:p>
      <text:p text:style-name="P1"><text:tab/>rear=front=-1;</text:p>
      <text:p text:style-name="P1"><text:s text:c="2"/>else</text:p>
      <text:p text:style-name="P1"><text:tab/>front++;</text:p>
      <text:p text:style-name="P1"><text:s text:c="2"/>}</text:p>
      <text:p text:style-name="P1"><text:s/>if(front==N)</text:p>
      <text:p text:style-name="P1"><text:s text:c="2"/>front=0;</text:p>
      <text:p text:style-name="P1"><text:s/>}</text:p>
      <text:p text:style-name="P1">}</text:p>
      <text:p text:style-name="P1">////////////////////////////////////////////////////////////////////////////////////////////////////////////////////////////////////////////////</text:p>
      <text:p text:style-name="P1"><text:soft-page-break/>////////////////////////////////////////////////////////////////////////////////////////////////////////////////////////////////////////////////</text:p>
      <text:p text:style-name="P1">void display()</text:p>
      <text:p text:style-name="P1">{</text:p>
      <text:p text:style-name="P1"><text:s/>int i=0;</text:p>
      <text:p text:style-name="P1"/>
      <text:p text:style-name="P1"><text:s/>if(front==-1)</text:p>
      <text:p text:style-name="P1"><text:s text:c="2"/>cout&lt;&lt;"Underflow";</text:p>
      <text:p text:style-name="P1"/>
      <text:p text:style-name="P1"><text:s/>else</text:p>
      <text:p text:style-name="P1"><text:s/>{</text:p>
      <text:p text:style-name="P1"><text:s/>i=front;</text:p>
      <text:p text:style-name="P1"/>
      <text:p text:style-name="P1"><text:s/>while(i!=rear)</text:p>
      <text:p text:style-name="P1"><text:s text:c="2"/>{</text:p>
      <text:p text:style-name="P1"><text:s text:c="2"/>cout&lt;&lt;"\nRoll\t";</text:p>
      <text:p text:style-name="P1"><text:s text:c="2"/>cout&lt;&lt;Q[i].roll;</text:p>
      <text:p text:style-name="P1"><text:s text:c="2"/>i++;</text:p>
      <text:p text:style-name="P1"><text:s text:c="2"/>if(i==N)</text:p>
      <text:p text:style-name="P1"><text:s text:c="3"/>i=0;</text:p>
      <text:p text:style-name="P1"><text:s text:c="2"/>}</text:p>
      <text:p text:style-name="P1"><text:s text:c="2"/>cout&lt;&lt;"\nRoll\t";</text:p>
      <text:p text:style-name="P1"><text:s text:c="2"/>cout&lt;&lt;Q[rear].roll;</text:p>
      <text:p text:style-name="P1"><text:s/>}</text:p>
      <text:p text:style-name="P1">}</text:p>
      <text:p text:style-name="P1">};</text:p>
      <text:p text:style-name="P1">////////////////////////////////////////////////////////////////////////////////////////////////////////////////////////////////////////////////</text:p>
      <text:p text:style-name="P1"/>
      <text:p text:style-name="P1"/>
      <text:p text:style-name="P1"/>
      <text:p text:style-name="P1">//**********************************Void Main()**********************************//</text:p>
      <text:p text:style-name="P1">void main()</text:p>
      <text:p text:style-name="P1">{</text:p>
      <text:p text:style-name="P1">clrscr();</text:p>
      <text:p text:style-name="P1">int ch;</text:p>
      <text:p text:style-name="P1"/>
      <text:p text:style-name="P1">cqueue c;</text:p>
      <text:p text:style-name="P1"/>
      <text:p text:style-name="P1">do</text:p>
      <text:p text:style-name="P1"><text:s/>{</text:p>
      <text:p text:style-name="P1"><text:s text:c="2"/>cout&lt;&lt;"\n\tMain Menu:"</text:p>
      <text:p text:style-name="P1"><text:s text:c="6"/>&lt;&lt;"\n1)\tINSERT"</text:p>
      <text:p text:style-name="P1"><text:s text:c="6"/>&lt;&lt;"\n2)\tDELETE"</text:p>
      <text:p text:style-name="P1"><text:s text:c="6"/>&lt;&lt;"\n3)\tDISPLAY";</text:p>
      <text:p text:style-name="P1"><text:s text:c="2"/>cout&lt;&lt;"\n\nEnter Choice\t";<text:tab/>cin&gt;&gt;ch;</text:p>
      <text:p text:style-name="P1"><text:s text:c="3"/>switch(ch)</text:p>
      <text:p text:style-name="P1"><text:s text:c="4"/>{</text:p>
      <text:p text:style-name="P1"><text:s text:c="4"/>case 1:</text:p>
      <text:p text:style-name="P1"><text:tab/>c.insert();</text:p>
      <text:p text:style-name="P1"><text:tab/>break;</text:p>
      <text:p text:style-name="P1"><text:s text:c="4"/>case 2:</text:p>
      <text:p text:style-name="P1"><text:tab/>c.del();</text:p>
      <text:p text:style-name="P1"><text:tab/>break;</text:p>
      <text:p text:style-name="P1"><text:soft-page-break/><text:s text:c="4"/>case 3:</text:p>
      <text:p text:style-name="P1"><text:tab/>c.display();</text:p>
      <text:p text:style-name="P1"><text:tab/>break;</text:p>
      <text:p text:style-name="P1"><text:s text:c="4"/>default:</text:p>
      <text:p text:style-name="P1"><text:tab/>cout&lt;&lt;"Invalid Choice";</text:p>
      <text:p text:style-name="P1"><text:s text:c="4"/>}</text:p>
      <text:p text:style-name="P1"><text:s text:c="2"/>cout&lt;&lt;"\nPress Y to continue:\t";</text:p>
      <text:p text:style-name="P1"><text:s/>}while(toupper(getche())=='Y');</text:p>
      <text:p text:style-name="P1">}</text:p>
      <text:p text:style-name="P1">//**********************************End Of Main*********************************//</text:p>
      <text:p text:style-name="P1"/>
      <text:p text:style-name="P3">OUTPUT 2</text:p>
      <text:p text:style-name="P3"/>
      <text:p text:style-name="P3"><draw:frame draw:style-name="fr1" draw:name="graphics8" text:anchor-type="paragraph" svg:x="5.614cm" svg:y="9.631cm" svg:width="5.77cm" svg:height="9.051cm" draw:z-index="7"><draw:image xlink:href="Pictures/20000007000016890000235A72D3043C.svm" xlink:type="simple" xlink:show="embed" xlink:actuate="onLoad"/></draw:frame><draw:frame draw:style-name="fr2" draw:name="graphics7" text:anchor-type="paragraph" svg:width="5.77cm" svg:height="10.269cm" draw:z-index="6"><draw:image xlink:href="Pictures/20000007000016540000281B08A2B23C.svm" xlink:type="simple" xlink:show="embed" xlink:actuate="onLoad"/></draw:frame></text:p>
      <text:p text:style-name="P3"><text:soft-page-break/></text:p>
      <text:p text:style-name="P3"/>
      <text:p text:style-name="P3"/>
      <text:p text:style-name="P3"><draw:frame draw:style-name="fr1" draw:name="graphics10" text:anchor-type="paragraph" svg:x="5.41cm" svg:y="5.577cm" svg:width="6.179cm" svg:height="4.815cm" draw:z-index="9"><draw:image xlink:href="Pictures/2000000700001880000012D014939C73.svm" xlink:type="simple" xlink:show="embed" xlink:actuate="onLoad"/></draw:frame><draw:frame draw:style-name="fr3" draw:name="graphics9" text:anchor-type="paragraph" svg:width="6.179cm" svg:height="6.669cm" draw:z-index="8"><draw:image xlink:href="Pictures/200000070000191E00001A0D7CE64EC7.svm" xlink:type="simple" xlink:show="embed" xlink:actuate="onLoad"/></draw:frame></text:p>
      <text:p text:style-name="P3">.-.-.-.-.-.-.-.-.-.-.-.-.-.-.-.-.-.-.-.-.-.-.-.-.-.-.-.-.-.-.-.-.-.-.-.-.-.-.-.-.-.-.-.-.-.-.-.-.-.-.-.-.-.-.-.-.-.-.-.-.-.-.-.-.-.-.-.-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56S</meta:editing-duration>
    <meta:editing-cycles>69</meta:editing-cycles>
    <meta:generator>OpenOffice/4.0.0$Win32 OpenOffice.org_project/400m3$Build-9702</meta:generator>
    <dc:date>2014-12-02T01:24:21.08</dc:date>
    <dc:creator>Divesh </dc:creator>
    <meta:document-statistic meta:table-count="0" meta:image-count="10" meta:object-count="0" meta:page-count="8" meta:paragraph-count="227" meta:word-count="339" meta:character-count="5829"/>
    <meta:user-defined meta:name="Info 1"/>
    <meta:user-defined meta:name="Info 2"/>
    <meta:user-defined meta:name="Info 3"/>
    <meta:user-defined meta:name="Info 4"/>
  </office:meta>
</office:document-meta>
</file>